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Helvetica Neue" svg:font-family="'Helvetica Neue', Helvetica, Arial, sans-serif"/>
    <style:font-face style:name="sans-serif" svg:font-family="sans-serif"/>
    <style:font-face style:name="Courier New" svg:font-family="'Courier New'" style:font-family-generic="moder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Heading_20_3">
      <style:text-properties fo:color="#000000" officeooo:rsid="000b5381" officeooo:paragraph-rsid="000b5381"/>
    </style:style>
    <style:style style:name="P2" style:family="paragraph" style:parent-style-name="Heading_20_3">
      <style:text-properties officeooo:paragraph-rsid="000b5381"/>
    </style:style>
    <style:style style:name="P3" style:family="paragraph" style:parent-style-name="Heading_20_1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  <style:text-properties style:font-name="Times New Roman" fo:font-size="12pt" style:font-size-asian="12pt" style:font-name-complex="Times New Roman" style:font-size-complex="12pt"/>
    </style:style>
    <style:style style:name="P5" style:family="paragraph" style:parent-style-name="Text_20_body" style:master-page-name="Standard">
      <style:paragraph-properties fo:text-align="center" style:justify-single-word="false" style:page-number="auto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text-properties style:font-name="Times New Roman" style:font-name-complex="Times New Roman"/>
    </style:style>
    <style:style style:name="P8" style:family="paragraph" style:parent-style-name="Standard">
      <style:paragraph-properties fo:text-align="center" style:justify-single-word="false"/>
      <style:text-properties style:font-name="Times New Roman" style:font-name-complex="Times New Roman"/>
    </style:style>
    <style:style style:name="P9" style:family="paragraph" style:parent-style-name="Standard">
      <style:paragraph-properties fo:text-align="center" style:justify-single-word="false"/>
      <style:text-properties fo:color="#ff0000" style:font-name="Times New Roman" fo:font-weight="bold" style:font-weight-asian="bold" style:font-name-complex="Times New Roman"/>
    </style:style>
    <style:style style:name="P10" style:family="paragraph" style:parent-style-name="Standard">
      <style:paragraph-properties fo:text-align="center" style:justify-single-word="false"/>
      <style:text-properties fo:color="#ff0000" style:font-name="Times New Roman" style:font-name-complex="Times New Roman"/>
    </style:style>
    <style:style style:name="P11" style:family="paragraph" style:parent-style-name="Standard">
      <style:paragraph-properties fo:text-align="center" style:justify-single-word="false"/>
      <style:text-properties fo:color="#000000" style:font-name="Times New Roman" style:font-name-complex="Times New Roman"/>
    </style:style>
    <style:style style:name="P12" style:family="paragraph" style:parent-style-name="Standard">
      <style:paragraph-properties fo:margin-top="0.0835in" fo:margin-bottom="0in" loext:contextual-spacing="false" fo:text-align="center" style:justify-single-word="false"/>
    </style:style>
    <style:style style:name="P13" style:family="paragraph" style:parent-style-name="Standard">
      <style:paragraph-properties fo:margin-left="0in" fo:margin-right="0in" fo:text-align="justify" style:justify-single-word="false" fo:orphans="4" fo:widows="2" fo:text-indent="0in" style:auto-text-indent="false"/>
      <style:text-properties fo:font-variant="normal" fo:text-transform="none" fo:color="#000000" style:font-name="Helvetica Neue" fo:font-size="12pt" fo:letter-spacing="normal" fo:font-style="normal" fo:font-weight="normal"/>
    </style:style>
    <style:style style:name="T1" style:family="text">
      <style:text-properties style:font-name="Times New Roman" fo:font-size="12pt" style:font-size-asian="12pt" style:font-name-complex="Times New Roman" style:font-size-complex="12pt"/>
    </style:style>
    <style:style style:name="T2" style:family="text">
      <style:text-properties style:font-name="Times New Roman" style:font-name-complex="Times New Roman"/>
    </style:style>
    <style:style style:name="T3" style:family="text">
      <style:text-properties style:font-name="Times New Roman" officeooo:rsid="000b5381" style:font-name-complex="Times New Roman"/>
    </style:style>
    <style:style style:name="T4" style:family="text">
      <style:text-properties style:font-name="Times New Roman" fo:font-weight="bold" style:font-weight-asian="bold" style:font-name-complex="Times New Roman"/>
    </style:style>
    <style:style style:name="T5" style:family="text">
      <style:text-properties style:font-name="Times New Roman" fo:font-style="italic" style:font-style-asian="italic" style:font-name-complex="Times New Roman" style:font-style-complex="italic"/>
    </style:style>
    <style:style style:name="T6" style:family="text">
      <style:text-properties fo:color="#000000"/>
    </style:style>
    <style:style style:name="T7" style:family="text">
      <style:text-properties fo:color="#000000" officeooo:rsid="000b5381"/>
    </style:style>
    <style:style style:name="T8" style:family="text">
      <style:text-properties fo:color="#000000" style:font-name="sans-serif" fo:font-size="7.5pt"/>
    </style:style>
    <style:style style:name="T9" style:family="text">
      <style:text-properties fo:color="#000000" style:font-name="Times New Roman" fo:font-size="14pt" style:font-size-asian="14pt" style:font-size-complex="14pt"/>
    </style:style>
    <style:style style:name="T10" style:family="text">
      <style:text-properties fo:color="#000000" style:font-name="Times New Roman" fo:font-size="14pt" officeooo:rsid="000b5381" style:font-size-asian="14pt" style:font-size-complex="14pt"/>
    </style:style>
    <style:style style:name="T11" style:family="text">
      <style:text-properties fo:color="#ff0000" style:font-name="Times New Roman" style:font-name-complex="Times New Roman"/>
    </style:style>
    <style:style style:name="T12" style:family="text">
      <style:text-properties fo:font-variant="normal" fo:text-transform="none" fo:color="#b8bfc6" style:font-name="Times New Roman" fo:font-size="12pt" fo:letter-spacing="normal" fo:font-style="normal" fo:font-weight="normal" style:font-name-complex="Times New Roman"/>
    </style:style>
    <style:style style:name="T13" style:family="text">
      <style:text-properties fo:font-variant="normal" fo:text-transform="none" fo:color="#000000" style:font-name="Times New Roman" fo:font-size="12pt" fo:letter-spacing="normal" fo:font-style="normal" fo:font-weight="normal" style:font-name-complex="Times New Roman"/>
    </style:style>
    <style:style style:name="T14" style:family="text">
      <style:text-properties style:font-name="sans-serif"/>
    </style:style>
    <style:style style:name="T15" style:family="text">
      <style:text-properties style:font-name="sans-serif" fo:font-size="7.5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UNIVERSIDADE <text:s text:c="2"/>ESTADUAL <text:s text:c="2"/>PAULISTA </text:span></text:p>
      <text:p text:style-name="P4">“JÚLIO DE MESQUITA FILHO”</text:p>
      <text:p text:style-name="P4">FACULDADE <text:s/>DE <text:s/>CIÊNCIAS</text:p>
      <text:p text:style-name="P6"><text:span text:style-name="T4">DEPARTAMENTO <text:s/>DE <text:s/>COMPUTAÇÃO</text:span></text:p>
      <text:p text:style-name="P6"><text:span text:style-name="T4">BACHARELADO <text:s/>EM <text:s/>CIÊNCIA <text:s/>DA <text:s/>COMPUTAÇÃO</text:span></text:p>
      <text:p text:style-name="P9"/>
      <text:p text:style-name="P10"/>
      <text:h text:style-name="P2" text:outline-level="3"><text:span text:style-name="T10">APLICAÇÃO DE MÉTODOS DE APRENDIZADO DE MÁQUINA PARA CLASSIFICAÇÃO DE IMAGENS DE SENSORIAMENTO REMOTO POR SATÉLITES</text:span></text:h>
      <text:p text:style-name="P11"/>
      <text:h text:style-name="P1" text:outline-level="3">Alexandre de Tomy Silva</text:h>
      <text:p text:style-name="P11"/>
      <text:h text:style-name="Heading_20_3" text:outline-level="3"><text:span text:style-name="T6">Orientador(a): Dr </text:span><text:span text:style-name="T7">Kelton Augusto Pontara da Costa</text:span></text:h>
      <text:p text:style-name="P11"/>
      <text:p text:style-name="P10"/>
      <text:h text:style-name="P3" text:outline-level="1">RESUMO </text:h>
      <text:p text:style-name="P7"/>
      <text:p text:style-name="P13"><text:span text:style-name="T2">Imagens geradas a partir de satélites possuem grande relevância no contexto de observação da terra para monitoramento dos recursos terrestres. Com a grande disponibilidade desses dados atualmente, torna-se relevante o desenvolvimento, aplicação e disseminação de metodologias </text:span><text:span text:style-name="T3">de análise e inferência</text:span><text:span text:style-name="T2">. Em sensoriamento remoto, </text:span><text:span text:style-name="T3">algoritmos</text:span><text:span text:style-name="T2"> preditivos focam em classificações de uso e cobertura da terra, possibilitando a diferenciação de diferentes padrões de classes. Tendo isso em vista, este trabalho tem como objetivo o desenvolvimento e estudo de um processo de classificação a partir de dados gerados pela iniciativa MapBiomas, tendo como área de interesse a região do município de Bauru - SP. O ambiente de desenvolvimento utilizado foi o Rstudio </text:span><text:span text:style-name="T3">e o Google Earth Engine</text:span><text:span text:style-name="T2">; o resultado está disponível no GitHub no formato </text:span><text:span text:style-name="T5">html</text:span><text:span text:style-name="T2">, juntamente com o código, dados e informações necessárias para repr</text:span><text:span text:style-name="T3">o</text:span><text:span text:style-name="T2">dução.</text:span></text:p>
      <text:p text:style-name="P7"/>
      <text:p text:style-name="Standard"><text:span text:style-name="T2">Palavras-chave: </text:span><text:span text:style-name="T13">Sensoriamento remoto, aprendizado de máquina, R, observação da terra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BAURU - SP</text:p>
      <text:p text:style-name="P12"><text:span text:style-name="T2">Turma de 2019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Helvetica Neue" svg:font-family="'Helvetica Neue', Helvetica, Arial, sans-serif"/>
    <style:font-face style:name="sans-serif" svg:font-family="sans-serif"/>
    <style:font-face style:name="Courier New" svg:font-family="'Courier New'" style:font-family-generic="moder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6pt" style:font-size-asian="16pt"/>
    </style:style>
    <style:style style:name="Text_20_body" style:display-name="Text body" style:family="paragraph" style:parent-style-name="Standard" style:class="text">
      <style:text-properties fo:font-size="10pt" fo:font-weight="bold" style:font-size-asian="10pt" style:font-weight-asian="bold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Times New Roman" fo:font-family="'Times New Roman'" style:font-family-generic="roman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Times New Roman" fo:font-family="'Times New Roman'" style:font-family-generic="roman" style:font-pitch="variable" fo:font-weight="bold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color="#ff0000"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Arial Black" fo:font-family="'Arial Black'" style:font-family-generic="swiss" style:font-pitch="variable" fo:font-size="11pt" fo:font-style="italic" style:font-size-asian="11pt" style:font-style-asian="italic" style:font-name-complex="Arial Black" style:font-family-complex="'Arial Black'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fo:color="#ff0000"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justify" style:justify-single-word="false" fo:keep-with-next="always"/>
      <style:text-properties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ext_20_body_20_indent" style:display-name="Text body indent" style:family="paragraph" style:parent-style-name="Standard" style:class="text">
      <style:paragraph-properties fo:margin-left="0in" fo:margin-right="0in" fo:text-align="justify" style:justify-single-word="false" fo:text-indent="3.6362in" style:auto-text-indent="false"/>
    </style:style>
    <style:style style:name="Recuo_20_de_20_corpo_20_de_20_texto_20_2" style:display-name="Recuo de corpo de texto 2" style:family="paragraph" style:parent-style-name="Standard">
      <style:paragraph-properties fo:margin-left="0in" fo:margin-right="0in" fo:text-align="justify" style:justify-single-word="false" fo:text-indent="0.6492in" style:auto-text-indent="false"/>
      <style:text-properties fo:color="#ff0000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size="14pt" style:font-size-asian="14pt"/>
    </style:style>
    <style:style style:name="Recuo_20_de_20_corpo_20_de_20_texto_20_3" style:display-name="Recuo de corpo de texto 3" style:family="paragraph" style:parent-style-name="Standard">
      <style:paragraph-properties fo:margin-left="2.9866in" fo:margin-right="0in" fo:text-align="justify" style:justify-single-word="false" fo:text-indent="0in" style:auto-text-indent="false"/>
    </style:style>
    <style:style style:name="Relatório" style:family="paragraph" style:parent-style-name="Standard">
      <style:paragraph-properties fo:margin-left="0in" fo:margin-right="0in" fo:line-height="150%" fo:text-align="justify" style:justify-single-word="false" fo:text-indent="0.5909in" style:auto-text-indent="false">
        <style:tab-stops>
          <style:tab-stop style:position="0.3937in"/>
          <style:tab-stop style:position="6.1035in" style:type="right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top="0.0835in" fo:margin-bottom="0.0835in" loext:contextual-spacing="false"/>
      <style:text-properties fo:text-transform="uppercase" style:font-name="Times New Roman" fo:font-family="'Times New Roman'" style:font-family-generic="roman" style:font-pitch="variable" fo:font-size="10pt" fo:font-weight="bold" style:font-size-asian="10pt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/>
      <style:text-properties fo:font-variant="small-caps"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/>
      <style:text-properties style:font-name="Times New Roman" fo:font-family="'Times New Roman'" style:font-family-generic="roman" style:font-pitch="variable" fo:font-size="10pt" fo:font-style="italic" style:font-size-asian="10pt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0.5in" fo:margin-right="0in" fo:text-indent="0in" style:auto-text-indent="false"/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0.6665in" fo:margin-right="0in" fo:text-indent="0in" style:auto-text-indent="false"/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0.8335in" fo:margin-right="0in" fo:text-indent="0in" style:auto-text-indent="false"/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1in" fo:margin-right="0in" fo:text-indent="0in" style:auto-text-indent="false"/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1.1665in" fo:margin-right="0in" fo:text-indent="0in" style:auto-text-indent="false"/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1.3335in" fo:margin-right="0in" fo:text-indent="0in" style:auto-text-indent="false"/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 style:font-size-complex="9pt"/>
    </style:style>
    <style:style style:name="Head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/>
    </style:style>
    <style:style style:name="Foot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Lista_20_com_20_marcadores" style:display-name="Lista com marcadores" style:family="paragraph" style:parent-style-name="Standard" style:list-style-name="WW8Num6">
      <style:text-properties style:font-name="Times New Roman" fo:font-family="'Times New Roman'" style:font-family-generic="roman" style:font-pitch="variable" fo:language="pt" fo:country="PT" style:font-name-complex="Times New Roman" style:font-family-complex="'Times New Roman'" style:font-family-generic-complex="roman" style:font-pitch-complex="variable" style:font-size-complex="12pt"/>
    </style:style>
    <style:style style:name="Lista_20_com_20_marcadores_20_-" style:display-name="Lista com marcadores -" style:family="paragraph" style:parent-style-name="Standard" style:list-style-name="WW8Num3">
      <style:paragraph-properties fo:margin-top="0.028in" fo:margin-bottom="0in" loext:contextual-spacing="false" fo:text-align="justify" style:justify-single-word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2pt"/>
    </style:style>
    <style:style style:name="Tabelas" style:family="paragraph" style:parent-style-name="Standard" style:next-style-name="Standard" style:list-style-name="WW8Num1">
      <style:paragraph-properties fo:margin-left="0.248in" fo:margin-right="0in" fo:margin-top="0in" fo:margin-bottom="0.1665in" loext:contextual-spacing="false" fo:text-align="center" style:justify-single-word="false" fo:text-indent="-0.248in" style:auto-text-indent="false"/>
      <style:text-properties style:font-name="Times New Roman" fo:font-family="'Times New Roman'" style:font-family-generic="roman" style:font-pitch="variable" fo:font-size="10pt" fo:font-style="italic" fo:font-weight="bold" style:font-size-asian="10pt" style:font-style-asian="italic" style:font-weight-asian="bold" style:font-name-complex="Times New Roman" style:font-family-complex="'Times New Roman'" style:font-family-generic-complex="roman" style:font-pitch-complex="variable"/>
    </style:style>
    <style:style style:name="Parágrafo" style:family="paragraph" style:parent-style-name="Standard">
      <style:paragraph-properties fo:margin-left="0in" fo:margin-right="0in" fo:margin-top="0.0835in" fo:margin-bottom="0.0417in" loext:contextual-spacing="false" fo:line-height="150%" fo:text-align="justify" style:justify-single-word="false" fo:text-indent="0.9846in" style:auto-text-indent="false" style:text-autospace="non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Saudação" style:family="paragraph" style:parent-style-name="Standard" style:next-style-name="Standard">
      <style:text-properties style:font-name="Times New Roman" fo:font-family="'Times New Roman'" style:font-family-generic="roman" style:font-pitch="variable" fo:language="pt" fo:country="PT" style:font-name-complex="Times New Roman" style:font-family-complex="'Times New Roman'" style:font-family-generic-complex="roman" style:font-pitch-complex="variable" style:font-size-complex="12pt"/>
    </style:style>
    <style:style style:name="WW8Num1z0" style:family="text"/>
    <style:style style:name="WW8Num2z0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fo:color="#000000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prefix="Tabela 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1" text:start-value="4">
        <style:list-level-properties text:list-level-position-and-space-mode="label-alignment">
          <style:list-level-label-alignment text:label-followed-by="listtab" text:list-tab-stop-position="0.4898in" fo:text-indent="-0.4898in" fo:margin-left="0.4898in"/>
        </style:list-level-properties>
      </text:list-level-style-number>
      <text:list-level-style-number text:level="2" text:style-name="WW8Num2z0" style:num-format="1" text:display-levels="2">
        <style:list-level-properties text:list-level-position-and-space-mode="label-alignment">
          <style:list-level-label-alignment text:label-followed-by="listtab" text:list-tab-stop-position="0.4898in" fo:text-indent="-0.4898in" fo:margin-left="0.4898in"/>
        </style:list-level-properties>
      </text:list-level-style-number>
      <text:list-level-style-number text:level="3" text:style-name="WW8Num2z0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WW8Num2z0" style:num-format="1" text:display-levels="4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5" text:style-name="WW8Num2z0" style:num-format="1" text:display-levels="5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6" text:style-name="WW8Num2z0" style:num-format="1" text:display-levels="6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7" text:style-name="WW8Num2z0" style:num-format="1" text:display-levels="7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8" text:style-name="WW8Num2z0" style:num-format="1" text:display-levels="8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9" text:style-name="WW8Num2z0" style:num-format="1" text:display-levels="9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">
        <style:list-level-properties text:list-level-position-and-space-mode="label-alignment">
          <style:list-level-label-alignment text:label-followed-by="listtab" text:list-tab-stop-position="0.5457in" fo:text-indent="-0.25in" fo:margin-left="0.5457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.1957in" fo:text-indent="-0.25in" fo:margin-left="1.1957in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6957in" fo:text-indent="-0.25in" fo:margin-left="1.6957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.1957in" fo:text-indent="-0.25in" fo:margin-left="2.1957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6957in" fo:text-indent="-0.25in" fo:margin-left="2.6957in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.1957in" fo:text-indent="-0.25in" fo:margin-left="3.1957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6957in" fo:text-indent="-0.25in" fo:margin-left="3.6957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.1957in" fo:text-indent="-0.25in" fo:margin-left="4.1957in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6957in" fo:text-indent="-0.25in" fo:margin-left="4.695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-">
        <style:list-level-properties text:list-level-position-and-space-mode="label-alignment">
          <style:list-level-label-alignment text:label-followed-by="listtab" text:list-tab-stop-position="0.8992in" fo:text-indent="-0.25in" fo:margin-left="0.8992in"/>
        </style:list-level-properties>
        <style:text-properties style:font-name="Times New Roman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.3992in" fo:text-indent="-0.25in" fo:margin-left="1.3992in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8992in" fo:text-indent="-0.25in" fo:margin-left="1.8992in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2.3992in" fo:text-indent="-0.25in" fo:margin-left="2.399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2.8992in" fo:text-indent="-0.25in" fo:margin-left="2.8992in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.3992in" fo:text-indent="-0.25in" fo:margin-left="3.3992in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3.8992in" fo:text-indent="-0.25in" fo:margin-left="3.8992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.3992in" fo:text-indent="-0.25in" fo:margin-left="4.3992in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4.8992in" fo:text-indent="-0.25in" fo:margin-left="4.899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2756in" fo:text-indent="-0.2756in" fo:margin-left="0.2756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EFET-PR - Centro Federal de Educação Tecnológica do Paraná - Curitiba</dc:title>
    <dc:subject/>
    <meta:keyword/>
    <meta:initial-creator>ivan</meta:initial-creator>
    <meta:creation-date>2017-11-20T12:02:00</meta:creation-date>
    <dc:date>2019-11-10T23:57:41.117494477</dc:date>
    <meta:print-date>2011-02-18T14:31:00</meta:print-date>
    <meta:editing-cycles>4</meta:editing-cycles>
    <meta:editing-duration>PT3M31S</meta:editing-duration>
    <meta:document-statistic meta:table-count="0" meta:image-count="0" meta:object-count="0" meta:page-count="1" meta:paragraph-count="13" meta:word-count="195" meta:character-count="1355" meta:non-whitespace-character-count="1159"/>
    <meta:generator>LibreOffice/6.2.8.2$Linux_X86_64 LibreOffice_project/20$Build-2</meta:generator>
  </office:meta>
</office:document-meta>
</file>